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<text:s/></text:span></text:p>
      <text:p text:style-name="P1"><text:span text:style-name="T1">zynq@ubuntu:~/zynq_work$ cd linux-xlnx </text:span></text:p>
      <text:p text:style-name="P1"><text:span text:style-name="T1">初始化xlnx 代码库</text:span></text:p>
      <text:p text:style-name="P1"><text:span text:style-name="T1">zynq@ubuntu:~/zynq_work/linux-xlnx$ git init </text:span></text:p>
      <text:p text:style-name="P1"><text:span text:style-name="T1">查看代码库中的分支</text:span></text:p>
      <text:p text:style-name="P1"><text:span text:style-name="T1">zynq@ubuntu:~/zynq_work/linux-xlnx$ git branch -r </text:span></text:p>
      <text:p text:style-name="P1"><text:span text:style-name="T1"><text:s text:c="2"/>origin/HEAD -&gt; origin/master </text:span></text:p>
      <text:p text:style-name="P1"><text:span text:style-name="T1"><text:s text:c="2"/>origin/master </text:span></text:p>
      <text:p text:style-name="P1"><text:span text:style-name="T1"><text:s text:c="2"/>origin/master-next </text:span></text:p>
      <text:p text:style-name="P1"><text:span text:style-name="T1"><text:s text:c="2"/>origin/petalinux-v12.12 </text:span></text:p>
      <text:p text:style-name="P1"><text:span text:style-name="T1"><text:s text:c="2"/>origin/petalinux-v2013.04 </text:span></text:p>
      <text:p text:style-name="P1"><text:span text:style-name="T1"><text:s text:c="2"/>origin/xlnx_3.14 </text:span></text:p>
      <text:p text:style-name="P1"><text:span text:style-name="T1"><text:s text:c="2"/>origin/xlnx_3.17 </text:span></text:p>
      <text:p text:style-name="P1"><text:span text:style-name="T1"><text:s text:c="2"/>origin/xlnx_3.8 </text:span></text:p>
      <text:p text:style-name="P1"><text:span text:style-name="T1"><text:s text:c="2"/>origin/zynq/cleanup </text:span></text:p>
      <text:p text:style-name="P1"><text:span text:style-name="T1"><text:s text:c="2"/>origin/zynq/clk </text:span></text:p>
      <text:p text:style-name="P1"><text:span text:style-name="T1"><text:s text:c="2"/>origin/zynq/defconfig </text:span></text:p>
      <text:p text:style-name="P1"><text:span text:style-name="T1"><text:s text:c="2"/>origin/zynq/dt </text:span></text:p>
      <text:p text:style-name="P1"><text:span text:style-name="T1"><text:s text:c="2"/>origin/zynq/fixes </text:span></text:p>
      <text:p text:style-name="P1"><text:span text:style-name="T1"><text:s text:c="2"/>origin/zynq/soc </text:span></text:p>
      <text:p text:style-name="P1"><text:span text:style-name="T1">切换本地库的到xlnx_3.14分支</text:span></text:p>
      <text:p text:style-name="P1"><text:span text:style-name="T1">zynq@ubuntu:~/zynq_work/linux-xlnx$ git checkout --track origin/xlnx_3.14 </text:span></text:p>
      <text:p text:style-name="P1"><text:span text:style-name="T1">Checking out files: 100% (24335/24335), done. </text:span></text:p>
      <text:p text:style-name="P1"><text:span text:style-name="T1">Branch xlnx_3.14 set up to track remote branch xlnx_3.14 from origin. </text:span></text:p>
      <text:p text:style-name="P1"><text:span text:style-name="T1">Switched to a new branch 'xlnx_3.14' </text:span></text:p>
      <text:p text:style-name="P1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